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994,2021-04-08 22:12:01.494872,2021-04-08 22:12:01.494867,verso2014m1,edu6tcwhlxdu,Von,Ken,verso2014m1@gmail.com,verso2.01.4m.1@gmail.com,5,33,,1,"{</text:p>
      <text:p text:style-name="Standard"><text:s text:c="2"/>""IP"": ""94.43.190.178""</text:p>
      <text:p text:style-name="Standard">}"</text:p>
      <text:p text:style-name="Standard">965,2021-04-08 21:31:50.725759,2021-04-08 21:31:50.725756,corollaee90m1,19rijicgvack,Ratke,Neida,corollaee90m1@gmail.com,corollaee.9.0m.1@gmail.com,5,34,,1,"{</text:p>
      <text:p text:style-name="Standard"><text:s text:c="2"/>""IP"": ""85.113.8.226""</text:p>
      <text:p text:style-name="Standard">}"</text:p>
      <text:p text:style-name="Standard">955,2021-04-08 21:16:57.812658,2021-04-08 21:16:57.812655,corollaee90m1,dn6d80euyfx,Hayes,Noemi,corollaee90m1@gmail.com,corollaee.90.m.1@gmail.com,5,34,,1,"{</text:p>
      <text:p text:style-name="Standard"><text:s text:c="2"/>""IP"": ""178.216.209.111""</text:p>
      <text:p text:style-name="Standard">}"</text:p>
      <text:p text:style-name="Standard">925,2021-04-08 20:34:16.020617,2021-04-08 20:34:16.020615,corollaee90m1,qphagouz7fd,Reynolds,Delbert,corollaee90m1@gmail.com,corollaee9.0m.1@gmail.com,5,34,,1,"{</text:p>
      <text:p text:style-name="Standard"><text:s text:c="2"/>""IP"": ""178.216.209.111""</text:p>
      <text:p text:style-name="Standard">}"</text:p>
      <text:p text:style-name="Standard">909,2021-04-08 20:15:03.734621,2021-04-08 20:15:03.734612,verso2014m1,p2uf6jkt92j,Bernier,Leon,verso2014m1@gmail.com,verso201.4m1@gmail.com,5,30,,1,"{</text:p>
      <text:p text:style-name="Standard"><text:s text:c="2"/>""IP"": ""92.52.160.135""</text:p>
      <text:p text:style-name="Standard">}"</text:p>
      <text:p text:style-name="Standard">841,2021-04-08 18:47:05.629665,2021-04-08 18:47:05.629655,verso2014m1,2mq9kvl6wb,Gorczany,Melania,verso2014m1@gmail.com,verso2014.m1@gmail.com,5,33,,1,"{</text:p>
      <text:p text:style-name="Standard"><text:s text:c="2"/>""IP"": ""212.58.102.205""</text:p>
      <text:p text:style-name="Standard">}"</text:p>
      <text:p text:style-name="Standard">839,2021-04-08 18:47:05.626093,2021-04-08 18:47:05.626084,k744mmz,c9j21dzi1unaz5,Emmerich,Bernetta,k744mmz@gmail.com,k74.4.m.mz@gmail.com,5,33,,1,"{</text:p>
      <text:p text:style-name="Standard"><text:s text:c="2"/>""IP"": ""31.146.22.110""</text:p>
      <text:p text:style-name="Standard">}"</text:p>
      <text:p text:style-name="Standard">823,2021-04-08 18:22:42.178580,2021-04-08 18:22:42.178564,k744mmz,oguq0k6x7g,McClure,Donna,k744mmz@gmail.com,k74.4m.mz@gmail.com,5,32,,1,"{</text:p>
      <text:p text:style-name="Standard"><text:s text:c="2"/>""IP"": ""37.150.116.53""</text:p>
      <text:p text:style-name="Standard">}"</text:p>
      <text:p text:style-name="Standard">812,2021-04-08 18:00:57.318426,2021-04-08 18:00:57.318410,mth80m1,qyw2s6dpy4,King,Dewayne,mth80m1@gmail.com,mth80m.1@gmail.com,5,32,,1,"{</text:p>
      <text:p text:style-name="Standard"><text:s text:c="2"/>""IP"": ""37.151.199.136""</text:p>
      <text:p text:style-name="Standard">}"</text:p>
      <text:p text:style-name="Standard">778,2021-04-08 17:20:56.180335,2021-04-08 17:20:56.180321,k7.00y.mz2,w07chex1nr,Corkery,Isidro,k700ymz@gmail.com,k7.00y.mz@gmail.com,5,32,,1,"{</text:p>
      <text:p text:style-name="Standard"><text:s text:c="2"/>""IP"": ""92.46.151.240""</text:p>
      <text:p text:style-name="Standard"><text:soft-page-break/>}"</text:p>
      <text:p text:style-name="Standard">766,2021-04-08 16:58:24.948726,2021-04-08 16:58:24.948717,k70.0.ymz4,11dnb0vb3,Blanda,Emery,k700ymz@gmail.com,k70.0.ymz@gmail.com,5,33,,1,"{</text:p>
      <text:p text:style-name="Standard"><text:s text:c="2"/>""IP"": ""31.146.102.175""</text:p>
      <text:p text:style-name="Standard">}"</text:p>
      <text:p text:style-name="Standard">765,2021-04-08 16:54:58.839557,2021-04-08 16:54:58.839548,k70.0y.m.z4,pverkpr4yo0te,Renner,Sibyl,k700ymz@gmail.com,k70.0y.m.z@gmail.com,5,33,,1,"{</text:p>
      <text:p text:style-name="Standard"><text:s text:c="2"/>""IP"": ""212.58.103.212""</text:p>
      <text:p text:style-name="Standard">}"</text:p>
      <text:p text:style-name="Standard">764,2021-04-08 16:51:42.066574,2021-04-08 16:51:42.066547,k70.0y.mz3,dxwyyq9x,Blanda,Angelia,k700ymz@gmail.com,k70.0y.mz@gmail.com,5,33,,1,"{</text:p>
      <text:p text:style-name="Standard"><text:s text:c="2"/>""IP"": ""188.129.152.52""</text:p>
      <text:p text:style-name="Standard">}"</text:p>
      <text:p text:style-name="Standard">761,2021-04-08 16:41:21.609579,2021-04-08 16:41:21.609565,k700.y.m.z9,c3glox50xf,Hilpert,Janyce,k700ymz@gmail.com,k700.y.m.z@gmail.com,5,32,,1,"{</text:p>
      <text:p text:style-name="Standard"><text:s text:c="2"/>""IP"": ""178.90.147.76""</text:p>
      <text:p text:style-name="Standard">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09:16:32.346168682</meta:creation-date>
    <dc:date>2021-04-09T09:19:11.387861763</dc:date>
    <meta:editing-duration>PT2M39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2" meta:paragraph-count="42" meta:word-count="84" meta:character-count="2480" meta:non-whitespace-character-count="2410"/>
  </office:meta>
</office:document-meta>
</file>